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RUFileList.getMRU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FileList.log4jMR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FileList.loadLog4jMRUListFromXML( String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RUFileList.fireChangeEv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RUFileList.loadLog4jMRUListFromReader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RUFileList.opened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RUFileList.addChangeListener( 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FileList.MRUFil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RUFileList.removeChangeListener( 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